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"Everyone, you have my thanks for joining
me today."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"ally who's
not a person"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"Of course not."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"While everyone has been working hard in
the struggle against the Duchess of Hellfire,
I have been studying the literature."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"Most tales of the legend depict the previous
Heavenly Maiden as having fought alone.
However..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"According to one particularly reputable
source, she was aided by a loyal and
powerful ally."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"Precisely."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"The ally in question was the ruler of all
spirits that live in this world..."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"A being known as the 'Spirit Queen'."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A-And what of this Spirit Queen...?"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"I proceeded to search for descriptions of
this being, but her existence is seldom
explained. Little is known about her..."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"...save that she awoke from her slumber in
the Valley of Mirages, located in the
Southlands, to assist the Heavenly Maiden."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"It is said that she returned to her sleep in
the south once the Duchess of Hellfire was
vanquished."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"If the passages are true, then the Spirit
Queen may yet reside in the Valley of
Mirages."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"I heard of the situation from the Knight
Commander here."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"In addition to the Duchess of Hellfire, we
now have the so-called Diva of Splendor to
contend with..."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"It would be a great help should we be able
to borrow the Spirit Queen's power in
response to the growing enemy forces."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Mm. Will you be ready to head for the
Southlands at once?"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No. You can reach the Southlands simply by
crossing the Great Sunrise Bridge. The
journey will be entirely on foo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"I believe you are aware of the north-south
path, just west of Zazābu Port Town?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"If you take the road south, you will reach
the Great Sunrise Bridg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"That bridge will take you directly to the
Southlands."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I have never heard of such a
place as the Valley of Mirage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"Father, do you know where it is?"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"Unfortunately, I do not know, either..."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"At any rate, this is a place depicted only in
ancient texts. It may not even be known by
the same name anymore."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"Mm. Here's hoping to your success in
finding the Spirit Queen."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"I wish you good luck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3:16:45+01:00</meta:creation-date>
    <dc:date>2020-01-19T13:16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